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3F737B90CCC428947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40pt" officeooo:rsid="001fdb39" officeooo:paragraph-rsid="001fdb39" style:font-size-asian="40pt" style:font-size-complex="40pt"/>
    </style:style>
    <style:style style:name="P2" style:family="paragraph" style:parent-style-name="Footer">
      <style:text-properties style:font-name="Candara"/>
    </style:style>
    <style:style style:name="P3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4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dara" fo:font-size="16pt" fo:font-weight="bold" officeooo:rsid="001fdb39" officeooo:paragraph-rsid="001fdb39" style:font-size-asian="16pt" style:font-weight-asian="bold" style:font-name-complex="Arial1" style:font-size-complex="16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officeooo:rsid="001fdb39" style:font-size-asian="14pt" style:font-weight-asian="bold" style:font-name-complex="Arial1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officeooo:paragraph-rsid="001fdb39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officeooo:rsid="001fdb39" officeooo:paragraph-rsid="001fdb39" style:font-size-asian="16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ndara" fo:font-size="16pt" fo:font-weight="bold" officeooo:rsid="001fdb39" officeooo:paragraph-rsid="001fdb39" style:font-size-asian="16pt" style:font-weight-asian="bold" style:font-name-complex="Arial1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ndara" fo:font-size="16pt" fo:font-weight="bold" officeooo:rsid="00215055" officeooo:paragraph-rsid="00215055" style:font-size-asian="16pt" style:font-weight-asian="bold" style:font-name-complex="Arial1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ndara" fo:font-size="16pt" fo:font-weight="bold" officeooo:rsid="0027d246" officeooo:paragraph-rsid="0027d246" style:font-size-asian="16pt" style:font-weight-asian="bold" style:font-name-complex="Arial1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weight="bold" style:font-weight-asian="bold" style:font-name-complex="Arial1" style:font-weight-complex="bold"/>
    </style:style>
    <style:style style:name="T3" style:family="text">
      <style:text-properties style:font-name="Candara" fo:font-weight="bold" officeooo:rsid="001fdb39" style:font-weight-asian="bold" style:font-name-complex="Arial1" style:font-weight-complex="bold"/>
    </style:style>
    <style:style style:name="T4" style:family="text">
      <style:text-properties style:font-name="Candara" fo:font-weight="bold" officeooo:rsid="0021d0f8" style:font-weight-asian="bold" style:font-name-complex="Arial1" style:font-weight-complex="bold"/>
    </style:style>
    <style:style style:name="T5" style:family="text">
      <style:text-properties style:font-name="Candara" fo:font-weight="bold" officeooo:rsid="002344ba" style:font-weight-asian="bold" style:font-name-complex="Arial1" style:font-weight-complex="bold"/>
    </style:style>
    <style:style style:name="T6" style:family="text">
      <style:text-properties style:font-name="Candara" fo:font-weight="bold" officeooo:rsid="00265eb2" style:font-weight-asian="bold" style:font-name-complex="Arial1" style:font-weight-complex="bold"/>
    </style:style>
    <style:style style:name="T7" style:family="text">
      <style:text-properties fo:color="#ff3333" style:font-name="Candara" fo:font-weight="bold" officeooo:rsid="001fdb39" style:font-weight-asian="bold" style:font-name-complex="Arial1" style:font-weight-complex="bold"/>
    </style:style>
    <style:style style:name="T8" style:family="text">
      <style:text-properties officeooo:rsid="00215055"/>
    </style:style>
    <style:style style:name="T9" style:family="text">
      <style:text-properties officeooo:rsid="00265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Følgende regler er gældende for <text:span text:style-name="T9">alle tilstedeværende </text:span>på BornHack <text:span text:style-name="T8">2018</text:span>:</text:p>
      <text:p text:style-name="P5"/>
      <text:list xml:id="list5066968560579835302" text:style-name="L1">
        <text:list-item>
          <text:p text:style-name="P7"><text:span text:style-name="T3">Åben ild er </text:span><text:span text:style-name="T7">strengt forbudt</text:span><text:span text:style-name="T3"> udenfor grill- og ryge-områder.</text:span></text:p>
          <text:p text:style-name="P9"/>
        </text:list-item>
        <text:list-item>
          <text:p text:style-name="P9">Nødudgange må ikke spærres, og der må ikke stilles noget i flugtveje og på trapper.</text:p>
          <text:p text:style-name="P9"/>
        </text:list-item>
        <text:list-item>
          <text:p text:style-name="P9">Slukningsmateriel skal altid holdes frit tilgængeligt.</text:p>
          <text:p text:style-name="P9"/>
        </text:list-item>
        <text:list-item>
          <text:p text:style-name="P9">Elektronisk udstyr skal anvendes med forsigtighed, og slukkes når det ikke er i brug.</text:p>
          <text:p text:style-name="P9"/>
        </text:list-item>
        <text:list-item>
          <text:p text:style-name="P11">Rygning er forbudt udenfor ryge områderne.</text:p>
          <text:p text:style-name="P9"/>
        </text:list-item>
        <text:list-item>
          <text:p text:style-name="P8"><text:span text:style-name="T2">Betjening af gasgrill i madområdet må kun ske efter aftale og under opsyn af en </text:span><text:span text:style-name="T6">CERT person i </text:span><text:span text:style-name="T2">orange vest, og kun imellem </text:span><text:span text:style-name="T5">12-15 og 18</text:span><text:span text:style-name="T2">-24.</text:span></text:p>
          <text:p text:style-name="P9"/>
        </text:list-item>
        <text:list-item>
          <text:p text:style-name="P9">Betjening af kulgrill i mad området må kun ske efter aftale og under opsyn af en <text:span text:style-name="T9">CERT person i </text:span>orange vest, og kun imellem 20-24.</text:p>
          <text:p text:style-name="P9"/>
        </text:list-item>
        <text:list-item>
          <text:p text:style-name="P8"><text:span text:style-name="T2">Varmt affald skal smides i den særlige </text:span><text:span text:style-name="T4">metal </text:span><text:span text:style-name="T2">beholder i mad området.</text:span></text:p>
          <text:p text:style-name="P9"/>
        </text:list-item>
        <text:list-item>
          <text:p text:style-name="P10">Brandfarlige væsker (f.eks. benzin, petroleum, acetone og sprit) må kun anvendes efter aftale, og skal opbevares i veltillukkede beholdere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40pt" officeooo:rsid="001fdb39" officeooo:paragraph-rsid="001fdb39" style:font-size-asian="40pt" style:font-size-complex="40pt"/>
    </style:style>
    <style:style style:name="MP2" style:family="paragraph" style:parent-style-name="Footer">
      <style:text-properties style:font-name="Candara"/>
    </style:style>
    <style:style style:name="MP3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4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Ordensregler</text:p>
        <text:p text:style-name="MP1">Forebyggelse af BRAND</text:p>
      </style:header>
      <style:footer>
        <text:p text:style-name="Footer"><text:s/></text:p>
        <text:p text:style-name="MP2"><text:s/></text:p>
        <text:p text:style-name="MP3"><draw:frame draw:style-name="Mfr1" draw:name="Image2" text:anchor-type="paragraph" svg:x="-0.3472in" svg:y="0.0256in" svg:width="3.6083in" svg:height="0.9634in" draw:z-index="0"><draw:image xlink:href="Pictures/10000201000000EC0000003F737B90CCC4289476.png" xlink:type="simple" xlink:show="embed" xlink:actuate="onLoad"/></draw:frame> <text:s text:c="49"/><text:span text:style-name="MT1">BornHack Orga Phone Number</text:span></text:p>
        <text:p text:style-name="MP4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5</meta:editing-cycles>
    <meta:print-date>2017-05-18T06:43:00</meta:print-date>
    <meta:creation-date>2018-08-10T11:35:00</meta:creation-date>
    <dc:date>2018-08-10T18:17:12.226989802</dc:date>
    <meta:editing-duration>PT1H3M54S</meta:editing-duration>
    <meta:generator>LibreOffice/5.2.7.2$Linux_X86_64 LibreOffice_project/20m0$Build-2</meta:generator>
    <meta:document-statistic meta:table-count="0" meta:image-count="1" meta:object-count="0" meta:page-count="1" meta:paragraph-count="24" meta:word-count="168" meta:character-count="1068" meta:non-whitespace-character-count="816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